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</office:automatic-styles>
  <office:body>
    <office:text text:use-soft-page-breaks="true">
      <text:p text:style-name="P1">CREER UNE TABLE EN SQL</text:p>
      <text:p text:style-name="Normal"/>
      <text:p text:style-name="Normal">D’abord taper :</text:p>
      <text:p text:style-name="Normal"><text:tab/>-mysql -u root -p</text:p>
      <text:p text:style-name="Normal"><text:tab/>- taper sur la touche « ENTER »</text:p>
      <text:p text:style-name="Normal">Mot de passe s’affiche</text:p>
      <text:p text:style-name="P2">-écrire : create database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2-11-23T14:45:00Z</meta:creation-date>
    <dc:date>2022-11-23T14:51:00Z</dc:date>
    <meta:template xlink:href="Normal.dotm" xlink:type="simple"/>
    <meta:editing-cycles>1</meta:editing-cycles>
    <meta:editing-duration>PT360S</meta:editing-duration>
    <meta:document-statistic meta:page-count="1" meta:paragraph-count="1" meta:word-count="21" meta:character-count="141" meta:row-count="1" meta:non-whitespace-character-count="121"/>
  </office:meta>
</office:document-meta>
</file>